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3d0" officeooo:paragraph-rsid="000363d0"/>
    </style:style>
    <style:style style:name="P2" style:family="paragraph" style:parent-style-name="Standard">
      <style:text-properties officeooo:rsid="000537a9" officeooo:paragraph-rsid="000537a9"/>
    </style:style>
    <style:style style:name="P3" style:family="paragraph" style:parent-style-name="Standard">
      <style:text-properties officeooo:rsid="0005668a" officeooo:paragraph-rsid="0005668a"/>
    </style:style>
    <style:style style:name="P4" style:family="paragraph" style:parent-style-name="Standard">
      <style:text-properties officeooo:rsid="0006b70e" officeooo:paragraph-rsid="0006b70e"/>
    </style:style>
    <style:style style:name="P5" style:family="paragraph" style:parent-style-name="Standard">
      <style:text-properties officeooo:rsid="00086421" officeooo:paragraph-rsid="00086421"/>
    </style:style>
    <style:style style:name="P6" style:family="paragraph" style:parent-style-name="Standard">
      <style:text-properties officeooo:rsid="0009d8ee" officeooo:paragraph-rsid="0009d8ee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86421" officeooo:paragraph-rsid="00086421"/>
    </style:style>
    <style:style style:name="T1" style:family="text">
      <style:text-properties officeooo:rsid="0006b70e"/>
    </style:style>
    <style:style style:name="T2" style:family="text">
      <style:text-properties officeooo:rsid="000a0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’s descriptions and requirements.</text:p>
      <text:p text:style-name="P1">Software architecture design and specifications </text:p>
      <text:p text:style-name="P1"/>
      <text:p text:style-name="P2">Extendable → to bigger software, that can handle and manage the whole manufacturing process.</text:p>
      <text:p text:style-name="P2">Initially at first simple stage.</text:p>
      <text:p text:style-name="P2">It will handle product’s serial for keeping tracks of each components. And thus meet customers’ requirements about Serial numbering.</text:p>
      <text:p text:style-name="P2">Each time there’s a record in changing a part in an integrated one, there will be logged records to save those actions.</text:p>
      <text:p text:style-name="P2">Moreover, it will be better than Excel management system, as it’s more reliable, persistant and prone to human’s mistakes like unintended removal of files,…</text:p>
      <text:p text:style-name="P2"/>
      <text:p text:style-name="P3">STAGE 1.</text:p>
      <text:p text:style-name="P3">1. Install and interacting with database on local computer</text:p>
      <text:p text:style-name="P3">2. Using python code to working with data</text:p>
      <text:p text:style-name="P3">3. Create a preferred GUI using Tkinter or Qtcreator GUI framework on Python.</text:p>
      <text:p text:style-name="P3"/>
      <text:p text:style-name="P3">Features:</text:p>
      <text:p text:style-name="P3">Able to export to some forms of data description language like XML,… Excel by user’s <text:span text:style-name="T1">columns </text:span>selection</text:p>
      <text:p text:style-name="P4">Record logs for integrating and changing each components of the products. Require to indicate the reason for changing if data is already existed.</text:p>
      <text:p text:style-name="P4">Error prone and protection features, like recurring numbers …</text:p>
      <text:p text:style-name="P4"/>
      <text:p text:style-name="P5">Project’s fields creation and customization,→ create children parts and include it to another parent part…</text:p>
      <text:p text:style-name="P5"/>
      <text:p text:style-name="P5">Multiple selection feature.</text:p>
      <text:p text:style-name="P5">Make it easier to manage error parts,… keep tracking of where they are, and why, the time it should be fixed,…</text:p>
      <text:p text:style-name="P7"/>
      <text:p text:style-name="P5"/>
      <text:p text:style-name="P6">Another similar project: </text:p>
      <text:p text:style-name="P6">Whole/<text:span text:style-name="T2">complete</text:span> manufacturing project management soft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23:14:45.025457283</meta:creation-date>
    <dc:date>2021-01-27T23:32:08.521800146</dc:date>
    <meta:editing-duration>PT17M2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22" meta:character-count="1444" meta:non-whitespace-character-count="1240"/>
  </office:meta>
</office:document-meta>
</file>